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a8cb" officeooo:paragraph-rsid="001da8cb"/>
    </style:style>
    <style:style style:name="P2" style:family="paragraph" style:parent-style-name="Standard">
      <style:text-properties officeooo:paragraph-rsid="001da8cb"/>
    </style:style>
    <style:style style:name="P3" style:family="paragraph" style:parent-style-name="Standard">
      <style:text-properties fo:font-style="normal" fo:font-weight="bold" officeooo:rsid="001da8cb" officeooo:paragraph-rsid="001da8cb" style:font-style-asian="normal" style:font-weight-asian="bold" style:font-style-complex="normal" style:font-weight-complex="bold"/>
    </style:style>
    <style:style style:name="P4" style:family="paragraph" style:parent-style-name="Standard">
      <style:text-properties officeooo:rsid="00098e81" officeooo:paragraph-rsid="002a5f23"/>
    </style:style>
    <style:style style:name="P5" style:family="paragraph" style:parent-style-name="Standard">
      <style:text-properties officeooo:rsid="00061de5" officeooo:paragraph-rsid="002a5f23"/>
    </style:style>
    <style:style style:name="P6" style:family="paragraph" style:parent-style-name="Text_20_body" style:list-style-name="L2">
      <style:text-properties fo:font-size="12pt" officeooo:rsid="00098e81" officeooo:paragraph-rsid="0042673f" style:font-size-asian="12pt" style:font-size-complex="12pt"/>
    </style:style>
    <style:style style:name="P7" style:family="paragraph" style:parent-style-name="Text_20_body" style:list-style-name="L2"/>
    <style:style style:name="P8" style:family="paragraph" style:parent-style-name="Standard">
      <style:text-properties officeooo:rsid="00098e81" officeooo:paragraph-rsid="002a5f23"/>
    </style:style>
    <style:style style:name="P9" style:family="paragraph" style:parent-style-name="Standard">
      <style:text-properties officeooo:rsid="00098e81" officeooo:paragraph-rsid="0042625e"/>
    </style:style>
    <style:style style:name="P10" style:family="paragraph" style:parent-style-name="Standard">
      <style:text-properties officeooo:rsid="00098e81" officeooo:paragraph-rsid="0042673f"/>
    </style:style>
    <style:style style:name="P11" style:family="paragraph" style:parent-style-name="Standard">
      <style:text-properties fo:font-size="18pt" fo:font-weight="bold" officeooo:rsid="00098e81" officeooo:paragraph-rsid="0042673f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2pt" officeooo:rsid="00098e81" officeooo:paragraph-rsid="0042673f" style:font-size-asian="12pt" style:font-size-complex="12pt"/>
    </style:style>
    <style:style style:name="P13" style:family="paragraph" style:parent-style-name="Standard">
      <style:text-properties fo:font-size="12pt" officeooo:rsid="0045b9bf" officeooo:paragraph-rsid="0045b9bf" style:font-size-asian="12pt" style:font-size-complex="12pt"/>
    </style:style>
    <style:style style:name="P14" style:family="paragraph" style:parent-style-name="Standard">
      <style:text-properties fo:font-size="12pt" officeooo:rsid="004746a7" officeooo:paragraph-rsid="004746a7" style:font-size-asian="12pt" style:font-size-complex="12pt"/>
    </style:style>
    <style:style style:name="P15" style:family="paragraph" style:parent-style-name="Standard">
      <style:text-properties officeooo:paragraph-rsid="001da8cb"/>
    </style:style>
    <style:style style:name="P16" style:family="paragraph" style:parent-style-name="Standard">
      <style:paragraph-properties style:writing-mode="lr-t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a8cb" style:font-weight-asian="normal" style:font-weight-complex="normal"/>
    </style:style>
    <style:style style:name="T3" style:family="text">
      <style:text-properties officeooo:rsid="000b9a0b"/>
    </style:style>
    <style:style style:name="T4" style:family="text">
      <style:text-properties officeooo:rsid="002dd9f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officeooo:rsid="0042625e" style:font-size-asian="18pt" style:font-size-complex="18pt"/>
    </style:style>
    <style:style style:name="T7" style:family="text">
      <style:text-properties fo:font-size="18pt" officeooo:rsid="0042673f" style:font-size-asian="18pt" style:font-size-complex="18pt"/>
    </style:style>
    <style:style style:name="T8" style:family="text">
      <style:text-properties style:font-name="sans-serif" fo:font-size="15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<text:a xlink:type="simple" xlink:href="https://meuartigo.brasilescola.uol.com.br/educacao/manual-para-construcao-uma-dissertacao-mestrado.htm" text:style-name="Internet_20_link" text:visited-style-name="Visited_20_Internet_20_Link">https://meuartigo.brasilescola.uol.com.br/educacao/manual-para-construcao-uma-dissertacao-mestrado.htm</text:a></text:p>
      <text:p text:style-name="P3"/>
      <text:p text:style-name="P3">Introducao</text:p>
      <text:p text:style-name="P1"/>
      <text:p text:style-name="P1">temática do estudo, os objetivos do pesquisador, o problema de investigação a ser respondido e a relevância do trabalho para a sociedade (justificativa).</text:p>
      <text:p text:style-name="P1"/>
      <text:p text:style-name="P1"><text:span text:style-name="Strong_20_Emphasis">Revisão teórica</text:span></text:p>
      <text:p text:style-name="P1"><text:span text:style-name="Strong_20_Emphasis"/></text:p>
      <text:p text:style-name="P2"><text:span text:style-name="Strong_20_Emphasis"><text:span text:style-name="T2">contextualizar o fenômeno investigado. Nesse ponto, resgatam-se conceitos pertinentes à problemática, a partir da leitura de autores relevantes para a área de conhecimento. </text:span></text:span><text:span text:style-name="Strong_20_Emphasis"><text:span text:style-name="T1">Deve-se articular o pensamento dos intelectuais, mostrando como cada um contribui para responder pelo menos parte das dúvidas suscitadas no decorrer da discussão. Em outras palavras, explica-se o que já foi pesquisado sobre o tema e quais aspectos ainda precisam ser aprofundados.</text:span></text:span></text:p>
      <text:p text:style-name="P2"><text:span text:style-name="Strong_20_Emphasis"/></text:p>
      <text:p text:style-name="P2"><text:span text:style-name="Strong_20_Emphasis">Metodologia</text:span></text:p>
      <text:p text:style-name="P2"><text:span text:style-name="Strong_20_Emphasis"/></text:p>
      <text:p text:style-name="P2"><text:span text:style-name="Strong_20_Emphasis"><text:span text:style-name="T1">Toda pesquisa científica requer um arranjo metodológico para observar o objeto empírico. Basicamente, são técnicas reconhecidas pelos pares como uma maneira de se aproximar da realidade estudada. Nesse capítulo, é importante evidenciar os passos da pesquisa e justificar cada estratégia adotada. Mesmo quando um procedimento não surte resultados, ele gera algum tipo de conhecimento</text:span></text:span><text:span text:style-name="Strong_20_Emphasis">.</text:span></text:p>
      <text:p text:style-name="P2"><text:span text:style-name="Strong_20_Emphasis"/></text:p>
      <text:p text:style-name="P2"><text:span text:style-name="Strong_20_Emphasis">Análise dos dados. </text:span></text:p>
      <text:p text:style-name="P2"><text:span text:style-name="Strong_20_Emphasis"/></text:p>
      <text:p text:style-name="P2"><text:span text:style-name="Strong_20_Emphasis"><text:span text:style-name="T1">É nesse momento que o investigador confronta a teoria com a realidade observada. Busca-se, assim, entender o objeto de pesquisa e vislumbrar possíveis respostas para a problemática.</text:span></text:span></text:p>
      <text:p text:style-name="P2"><text:span text:style-name="Strong_20_Emphasis"/></text:p>
      <text:p text:style-name="P2"><text:span text:style-name="Strong_20_Emphasis">conclusão, </text:span></text:p>
      <text:p text:style-name="P2"><text:span text:style-name="Strong_20_Emphasis"/></text:p>
      <text:p text:style-name="P2"><text:span text:style-name="Strong_20_Emphasis"><text:span text:style-name="T1">a ideia é avaliar os resultados da pesquisa e verificar se os objetivos foram alcançados. Recomenda-se retomar pontos apresentados na introdução do trabalho, até mesmo como forma de tornar o texto mais acessível para o leitor.</text:span></text:span></text:p>
      <text:p text:style-name="P2"><text:span text:style-name="Strong_20_Emphasis"/></text:p>
      <text:p text:style-name="P2"><text:span text:style-name="Strong_20_Emphasis"/></text:p>
      <text:p text:style-name="P2"><text:a xlink:type="simple" xlink:href="https://www.uclpress.co.uk/pages/from-thesis-to-monograph" text:style-name="Internet_20_link" text:visited-style-name="Visited_20_Internet_20_Link"><text:span text:style-name="Strong_20_Emphasis">https://www.uclpress.co.uk/pages/from-thesis-to-monograph</text:span></text:a></text:p>
      <text:p text:style-name="P2"><text:span text:style-name="Strong_20_Emphasis"/></text:p>
      <text:p text:style-name="P2"><text:span text:style-name="Strong_20_Emphasis">introductory chapter, a methodology chapter, and a literature review chapter</text:span></text:p>
      <text:p text:style-name="P2"><text:span text:style-name="Strong_20_Emphasis"/></text:p>
      <text:p text:style-name="P2"><text:a xlink:type="simple" xlink:href="https://www.edublin.com.br/brasileiros-na-irlanda/" text:style-name="Internet_20_link" text:visited-style-name="Visited_20_Internet_20_Link"><text:span text:style-name="Strong_20_Emphasis">https://www.edublin.com.br/brasileiros-na-irlanda/</text:span></text:a></text:p>
      <text:p text:style-name="P2"><text:span text:style-name="Strong_20_Emphasis"/></text:p>
      <text:p text:style-name="P2"><text:a xlink:type="simple" xlink:href="https://www.rent.ie/" text:style-name="Internet_20_link" text:visited-style-name="Visited_20_Internet_20_Link"><text:span text:style-name="Strong_20_Emphasis">https://www.rent.ie/</text:span></text:a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oft-page-break/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a xlink:type="simple" xlink:href="https://dublin.ie/study/student-life/finding-student-accommodation/" text:style-name="Internet_20_link" text:visited-style-name="Visited_20_Internet_20_Link"><text:span text:style-name="Strong_20_Emphasis">https://dublin.ie/study/student-life/finding-student-accommodation/</text:span></text:a></text:p>
      <text:p text:style-name="P2"><text:a xlink:type="simple" xlink:href="https://www.cso.ie/en/csolatestnews/presspages/2022/censusofpopulation2022-preliminaryresults/" text:style-name="Internet_20_link" text:visited-style-name="Visited_20_Internet_20_Link"><text:span text:style-name="Strong_20_Emphasis">https://www.cso.ie/en/csolatestnews/presspages/2022/censusofpopulation2022-preliminaryresults/</text:span></text:a></text:p>
      <text:p text:style-name="P2"><text:a xlink:type="simple" xlink:href="https://www.cso.ie/en/releasesandpublications/ep/p-cp7md/p7md/p7ri/" text:style-name="Internet_20_link" text:visited-style-name="Visited_20_Internet_20_Link"><text:span text:style-name="Strong_20_Emphasis">https://www.cso.ie/en/releasesandpublications/ep/p-cp7md/p7md/p7ri/</text:span></text:a></text:p>
      <text:p text:style-name="P2"><text:a xlink:type="simple" xlink:href="https://www.cso.ie/en/releasesandpublications/ep/p-pme/populationandmigrationestimatesapril2022/keyfindings/" text:style-name="Internet_20_link" text:visited-style-name="Visited_20_Internet_20_Link"><text:span text:style-name="Strong_20_Emphasis">https://www.cso.ie/en/releasesandpublications/ep/p-pme/populationandmigrationestimatesapril2022/keyfindings/</text:span></text:a></text:p>
      <text:p text:style-name="P2"><text:a xlink:type="simple" xlink:href="https://www.lawsociety.ie/gazette/top-stories/2022/august/population-up-as-immigration-hits-15-year-high" text:style-name="Internet_20_link" text:visited-style-name="Visited_20_Internet_20_Link"><text:span text:style-name="Strong_20_Emphasis">https://www.lawsociety.ie/gazette/top-stories/2022/august/population-up-as-immigration-hits-15-year-high</text:span></text:a></text:p>
      <text:p text:style-name="P2"><text:a xlink:type="simple" xlink:href="https://emn.ie/preliminary-2022-census-results-show-population-increases-from-migration-in-all-twenty-six-counties/" text:style-name="Internet_20_link" text:visited-style-name="Visited_20_Internet_20_Link"><text:span text:style-name="Strong_20_Emphasis">https://emn.ie/preliminary-2022-census-results-show-population-increases-from-migration-in-all-twenty-six-counties/</text:span></text:a></text:p>
      <text:p text:style-name="P2"><text:a xlink:type="simple" xlink:href="https://www.rtb.ie/images/uploads/Comms%20and%20Research/Rent_Index_Q3_2021_Final_Report.pdf" text:style-name="Internet_20_link" text:visited-style-name="Visited_20_Internet_20_Link"><text:span text:style-name="Strong_20_Emphasis">https://www.rtb.ie/images/uploads/Comms%20and%20Research/Rent_Index_Q3_2021_Final_Report.pdf</text:span></text:a></text:p>
      <text:p text:style-name="P2"><text:a xlink:type="simple" xlink:href="https://www.numbeo.com/quality-of-life/in/Dublin" text:style-name="Internet_20_link" text:visited-style-name="Visited_20_Internet_20_Link"><text:span text:style-name="Strong_20_Emphasis">https://www.numbeo.com/quality-of-life/in/Dublin</text:span></text:a></text:p>
      <text:p text:style-name="P2"><text:a xlink:type="simple" xlink:href="https://universityobserver.ie/ucdsu-survey-shows-55-of-students-paying-over-750-for-housing/?fbclid=IwAR1pLgxgRLxGKT6HRu1qnMycMycyUXjlreMxkQa07njnysLnWCvuOMxVQDI" text:style-name="Internet_20_link" text:visited-style-name="Visited_20_Internet_20_Link"><text:span text:style-name="Strong_20_Emphasis">https://universityobserver.ie/ucdsu-survey-shows-55-of-students-paying-over-750-for-housing/?fbclid=IwAR1pLgxgRLxGKT6HRu1qnMycMycyUXjlreMxkQa07njnysLnWCvuOMxVQDI</text:span></text:a></text:p>
      <text:p text:style-name="P2"><text:a xlink:type="simple" xlink:href="https://www.independent.ie/irish-news/politics/president-michael-d-higgins-crossed-line-in-housing-policy-attack-say-furious-ministers-41754031.html" text:style-name="Internet_20_link" text:visited-style-name="Visited_20_Internet_20_Link"><text:span text:style-name="Strong_20_Emphasis">https://www.independent.ie/irish-news/politics/president-michael-d-higgins-crossed-line-in-housing-policy-attack-say-furious-ministers-41754031.html</text:span></text:a></text:p>
      <text:p text:style-name="P2"><text:a xlink:type="simple" xlink:href="https://www.irishmirror.ie/news/irish-news/politics/president-michael-d-higgins-lays-27233023" text:style-name="Internet_20_link" text:visited-style-name="Visited_20_Internet_20_Link"><text:span text:style-name="Strong_20_Emphasis">https://www.irishmirror.ie/news/irish-news/politics/president-michael-d-higgins-lays-27233023</text:span></text:a></text:p>
      <text:p text:style-name="P2"><text:a xlink:type="simple" xlink:href="https://www.sdcc.ie/en/services/housing/finding-a-home/homeless-services/" text:style-name="Internet_20_link" text:visited-style-name="Visited_20_Internet_20_Link"><text:span text:style-name="Strong_20_Emphasis">https://www.sdcc.ie/en/services/housing/finding-a-home/homeless-services/</text:span></text:a></text:p>
      <text:p text:style-name="P2"><text:a xlink:type="simple" xlink:href="https://www.dublinlive.ie/news/property/housing-crisis-ireland-just-four-25170811" text:style-name="Internet_20_link" text:visited-style-name="Visited_20_Internet_20_Link"><text:span text:style-name="Strong_20_Emphasis">https://www.dublinlive.ie/news/property/housing-crisis-ireland-just-four-25170811</text:span></text:a></text:p>
      <text:p text:style-name="P2"><text:a xlink:type="simple" xlink:href="https://www.independent.ie/irish-news/education/universities-citing-large-numbers-of-deferrals-in-students-taking-college-courses-due-to-accommodation-crisis-42011129.html" text:style-name="Internet_20_link" text:visited-style-name="Visited_20_Internet_20_Link"><text:span text:style-name="Strong_20_Emphasis">https://www.independent.ie/irish-news/education/universities-citing-large-numbers-of-deferrals-in-students-taking-college-courses-due-to-accommodation-crisis-42011129.html</text:span></text:a></text:p>
      <text:p text:style-name="P2"><text:a xlink:type="simple" xlink:href="https://universitytimes.ie/2022/09/students-left-unable-to-find-college-accommodation-as-housing-crisis-worsens/" text:style-name="Internet_20_link" text:visited-style-name="Visited_20_Internet_20_Link"><text:span text:style-name="Strong_20_Emphasis">https://universitytimes.ie/2022/09/students-left-unable-to-find-college-accommodation-as-housing-crisis-worsens/</text:span></text:a></text:p>
      <text:p text:style-name="P2"><text:a xlink:type="simple" xlink:href="https://www.irishexaminer.com/news/spotlight/arid-40960706.html" text:style-name="Internet_20_link" text:visited-style-name="Visited_20_Internet_20_Link"><text:span text:style-name="Strong_20_Emphasis">https://www.irishexaminer.com/news/spotlight/arid-40960706.html</text:span></text:a></text:p>
      <text:p text:style-name="P2"><text:a xlink:type="simple" xlink:href="https://www.irishtimes.com/ireland/education/2022/07/18/student-accommodation-crisis-worse-year-ever-looms/" text:style-name="Internet_20_link" text:visited-style-name="Visited_20_Internet_20_Link"><text:span text:style-name="Strong_20_Emphasis">https://www.irishtimes.com/ireland/education/2022/07/18/student-accommodation-crisis-worse-year-ever-looms/</text:span></text:a></text:p>
      <text:p text:style-name="P2"><text:a xlink:type="simple" xlink:href="https://www.lucidchart.com/pages/uml-activity-diagram" text:style-name="Internet_20_link" text:visited-style-name="Visited_20_Internet_20_Link"><text:span text:style-name="Strong_20_Emphasis">https://www.lucidchart.com/pages/uml-activity-diagram</text:span></text:a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a xlink:type="simple" xlink:href="https://www.daft.ie/" text:style-name="Internet_20_link" text:visited-style-name="Visited_20_Internet_20_Link"><text:span text:style-name="Strong_20_Emphasis">https://www.daft.ie/</text:span></text:a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2"><text:a xlink:type="simple" xlink:href="https://oi.ie/estudantes-brasileiros-enfrentam-crise-de-hospedagem-na-irlanda/" text:style-name="Internet_20_link" text:visited-style-name="Visited_20_Internet_20_Link"><text:span text:style-name="Strong_20_Emphasis">https://oi.ie/estudantes-brasileiros-enfrentam-crise-de-hospedagem-na-irlanda/</text:span></text:a></text:p>
      <text:p text:style-name="P2"><text:span text:style-name="Strong_20_Emphasis"/></text:p>
      <text:p text:style-name="P2"><text:span text:style-name="Strong_20_Emphasis"/></text:p>
      <text:p text:style-name="P5">Introducao</text:p>
      <text:p text:style-name="P5"/>
      <text:p text:style-name="P5">O aumento de imigrantes na cidade de Dublin nesses ultimos anos trouxe uma grande demanda na procura de casas e apartamentos, contudo houve um aumento nos alugueis decorrente não só dessa demanda mas tambem do cenario que o mundo se encontra. </text:p>
      <text:p text:style-name="P5"><text:soft-page-break/></text:p>
      <text:p text:style-name="P4">Objetivos</text:p>
      <text:p text:style-name="P4"/>
      <text:p text:style-name="P4">Conclusao</text:p>
      <text:p text:style-name="P4"/>
      <text:p text:style-name="P4"/>
      <text:p text:style-name="P4"/>
      <text:p text:style-name="P4"/>
      <text:p text:style-name="P4"/>
      <text:p text:style-name="P4">Dublin e uma cidade procurada por estudantes de outras nacionalidades que desejam se <text:span text:style-name="T3">aperfeiçoar</text:span> no <text:span text:style-name="T3">inglês.</text:span> Por conta do aumento de estudantes, logo apos a <text:span text:style-name="T3">decisão</text:span> do governo em liberar viagens apos o COVID, a demanda por casas e apartamentos vem crescendo muito e <text:span text:style-name="T3">não</text:span> esta suprindo as <text:span text:style-name="T3">necessidades</text:span> desses estudantes.</text:p>
      <text:p text:style-name="P4">Muitos estudantes <text:span text:style-name="T3">estão</text:span> tendo dificuldade de achar um lugar para morar, o aluguel de moradia <text:span text:style-name="T3">além</text:span> de ficar mais caro ficou <text:span text:style-name="T3">também</text:span> muito mais restrito para os estudantes que <text:span text:style-name="T3">recém</text:span> chegaram na ilha esmeralda.</text:p>
      <text:p text:style-name="P4"><text:span text:style-name="Strong_20_Emphasis">Grupos de Whatsap e Facebook tem dado bastante resultado alem de comunidades e network são algumas formas para que se encontrem lugares para morar. </text:span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>A dificuldade em encontrar uma residência para alugar na Irlanda é enorme. </text:span><text:span text:style-name="Strong_20_Emphasis"><text:span text:style-name="T4">Os estudantes que</text:span></text:span><text:span text:style-name="Strong_20_Emphasis"> chega</text:span><text:span text:style-name="Strong_20_Emphasis"><text:span text:style-name="T4">m</text:span></text:span><text:span text:style-name="Strong_20_Emphasis"> à Ilha para fazer intercâmbio e iniciar uma nova vida se depara</text:span><text:span text:style-name="Strong_20_Emphasis"><text:span text:style-name="T4">m</text:span></text:span><text:span text:style-name="Strong_20_Emphasis"> com uma situação caótica: a crise de acomodação na Irlanda.</text:span></text:p>
      <text:p text:style-name="P4"><text:span text:style-name="Strong_20_Emphasis"/></text:p>
      <text:p text:style-name="P9"><text:span text:style-name="Strong_20_Emphasis"><text:span text:style-name="T6">Radius </text:span></text:span></text:p>
      <text:p text:style-name="P9"><text:span text:style-name="Strong_20_Emphasis">&lt;select name="radius" class="DefaultSingleSelect__StyledSingleSelectFilter-sc-1kik6z9-0 heqaHn" id="radius" data-testid="radius-filter-mobile" aria-label="radius"&gt;&lt;option value=""&gt;This location only&lt;/option&gt;&lt;option value="1000"&gt;+1km&lt;/option&gt;&lt;option value="3000"&gt;+3km&lt;/option&gt;&lt;option value="5000"&gt;+5km&lt;/option&gt;&lt;option value="10000"&gt;+10km&lt;/option&gt;&lt;option value="20000"&gt;+20km&lt;/option&gt;&lt;/select&gt;</text:span></text:p>
      <text:p text:style-name="P9"><text:span text:style-name="Strong_20_Emphasis"/></text:p>
      <text:p text:style-name="P10"><text:span text:style-name="Strong_20_Emphasis"><text:span text:style-name="T7">Price Max</text:span></text:span></text:p>
      <text:p text:style-name="P10"><text:span text:style-name="Strong_20_Emphasis">&lt;select name="rentalPriceTo" class="DropDownRange__StyledDropDownRangeSelect-sc-8sv74y-2 coqTYl" id="rentalPriceModalTo" data-testid="rentalPriceTo" aria-label="rentalPriceTo"&gt;&lt;option value=""&gt;Max&lt;/option&gt;&lt;option value="200"&gt;€200&lt;/option&gt;&lt;option value="300"&gt;€300&lt;/option&gt;&lt;option value="400"&gt;€400&lt;/option&gt;&lt;option value="500"&gt;€500&lt;/option&gt;&lt;option value="600"&gt;€600&lt;/option&gt;&lt;option value="700"&gt;€700&lt;/option&gt;&lt;option value="800"&gt;€800&lt;/option&gt;&lt;option value="900"&gt;€900&lt;/option&gt;&lt;option value="1000"&gt;€1,000&lt;/option&gt;&lt;option value="1100"&gt;€1,100&lt;/option&gt;&lt;option value="1200"&gt;€1,200&lt;/option&gt;&lt;option value="1300"&gt;€1,300&lt;/option&gt;&lt;option value="1400"&gt;€1,400&lt;/option&gt;&lt;option value="1500"&gt;€1,500&lt;/option&gt;&lt;option value="1600"&gt;€1,600&lt;/option&gt;&lt;option value="1700"&gt;€1,700&lt;/option&gt;&lt;option value="1800"&gt;€1,800&lt;/option&gt;&lt;option value="1900"&gt;€1,900&lt;/option&gt;&lt;option value="2000"&gt;€2,000&lt;/option&gt;&lt;option value="2100"&gt;€2,100&lt;/option&gt;&lt;option value="2200"&gt;€2,200&lt;/option&gt;&lt;option value="2300"&gt;€2,300&lt;/option&gt;&lt;option value="2400"&gt;€2,400&lt;/option&gt;&lt;option value="2500"&gt;€2,500&lt;/option&gt;&lt;option value="3000"&gt;€3,000&lt;/option&gt;&lt;option value="3500"&gt;€3,500&lt;/option&gt;&lt;option value="4000"&gt;€4,000&lt;/option&gt;&lt;option value="4500"&gt;€4,500&lt;/option&gt;&lt;option value="5000"&gt;€5,000&lt;/option&gt;&lt;option value="5500"&gt;€5,500&lt;/option&gt;&lt;option value="6000"&gt;€6,000&lt;/option&gt;&lt;option value="6500"&gt;€6,500&lt;/option&gt;&lt;option </text:span><text:soft-page-break/><text:span text:style-name="Strong_20_Emphasis">value="7000"&gt;€7,000&lt;/option&gt;&lt;option value="7500"&gt;€7,500&lt;/option&gt;&lt;option value="8000"&gt;€8,000&lt;/option&gt;&lt;option value="8500"&gt;€8,500&lt;/option&gt;&lt;option value="9000"&gt;€9,000&lt;/option&gt;&lt;option value="9500"&gt;€9,500&lt;/option&gt;&lt;option value="10000"&gt;€10,000&lt;/option&gt;&lt;option value="10500"&gt;€10,500&lt;/option&gt;&lt;option value="11000"&gt;€11,000&lt;/option&gt;&lt;option value="11500"&gt;€11,500&lt;/option&gt;&lt;option value="12000"&gt;€12,000&lt;/option&gt;&lt;option value="12500"&gt;€12,500&lt;/option&gt;&lt;option value="13000"&gt;€13,000&lt;/option&gt;&lt;option value="13500"&gt;€13,500&lt;/option&gt;&lt;option value="14000"&gt;€14,000&lt;/option&gt;&lt;option value="14500"&gt;€14,500&lt;/option&gt;&lt;option value="15000"&gt;€15,000&lt;/option&gt;&lt;option value="15500"&gt;€15,500&lt;/option&gt;&lt;option value="16000"&gt;€16,000&lt;/option&gt;&lt;option value="16500"&gt;€16,500&lt;/option&gt;&lt;option value="17000"&gt;€17,000&lt;/option&gt;&lt;option value="17500"&gt;€17,500&lt;/option&gt;&lt;option value="18000"&gt;€18,000&lt;/option&gt;&lt;option value="18500"&gt;€18,500&lt;/option&gt;&lt;option value="19000"&gt;€19,000&lt;/option&gt;&lt;option value="19500"&gt;€19,500&lt;/option&gt;&lt;option value="20000"&gt;€20,000&lt;/option&gt;&lt;/select&gt;</text:span></text:p>
      <text:p text:style-name="P10"><text:span text:style-name="Strong_20_Emphasis"/></text:p>
      <text:p text:style-name="P10"><text:span text:style-name="Strong_20_Emphasis"><text:span text:style-name="T7">Beds Max</text:span></text:span></text:p>
      <text:p text:style-name="P10"><text:span text:style-name="Strong_20_Emphasis">&lt;select name="numBedsTo" class="DropDownRange__StyledDropDownRangeSelect-sc-8sv74y-2 coqTYl" id="numBedsModalTo" data-testid="numBedsTo" aria-label="numBedsTo"&gt;&lt;option value=""&gt;Max&lt;/option&gt;&lt;option value="1"&gt;1&lt;/option&gt;&lt;option value="2"&gt;2&lt;/option&gt;&lt;option value="3"&gt;3&lt;/option&gt;&lt;option value="4"&gt;4&lt;/option&gt;&lt;option value="5"&gt;5&lt;/option&gt;&lt;option value="6"&gt;6&lt;/option&gt;&lt;option value="7"&gt;7&lt;/option&gt;&lt;option value="8"&gt;8&lt;/option&gt;&lt;option value="9"&gt;9&lt;/option&gt;&lt;option value="10"&gt;10&lt;/option&gt;&lt;option value="11"&gt;11&lt;/option&gt;&lt;option value="12"&gt;12&lt;/option&gt;&lt;option value="13"&gt;13&lt;/option&gt;&lt;option value="14"&gt;14&lt;/option&gt;&lt;option value="15"&gt;15&lt;/option&gt;&lt;/select&gt;</text:span></text:p>
      <text:p text:style-name="P10"><text:span text:style-name="Strong_20_Emphasis"/></text:p>
      <text:p text:style-name="P10"><text:span text:style-name="Strong_20_Emphasis"><text:span text:style-name="T7">Type – Any Property</text:span></text:span></text:p>
      <text:p text:style-name="P10"><text:span text:style-name="Strong_20_Emphasis">&lt;button class="MultiSelectItem__StyledItem-tjclco-0 igPYKX"&gt;Any Property&lt;/button&gt;</text:span></text:p>
      <text:p text:style-name="P9"><text:span text:style-name="Strong_20_Emphasis"/></text:p>
      <text:p text:style-name="P10"><text:span text:style-name="Strong_20_Emphasis"><text:span text:style-name="T7">Type – House</text:span></text:span></text:p>
      <text:p text:style-name="P10"><text:span text:style-name="Strong_20_Emphasis">&lt;button class="MultiSelectItem__StyledItem-tjclco-0 ekyDCi"&gt;House&lt;/button&gt;</text:span></text:p>
      <text:p text:style-name="P10"><text:span text:style-name="Strong_20_Emphasis"/></text:p>
      <text:p text:style-name="P10"><text:span text:style-name="Strong_20_Emphasis"><text:span text:style-name="T7">Type – Apartament</text:span></text:span></text:p>
      <text:p text:style-name="P10"><text:span text:style-name="Strong_20_Emphasis">&lt;button class="MultiSelectItem__StyledItem-tjclco-0 igPYKX"&gt;Apartment&lt;/button&gt;</text:span></text:p>
      <text:p text:style-name="P10"><text:span text:style-name="Strong_20_Emphasis"/></text:p>
      <text:p text:style-name="P10"><text:span text:style-name="Strong_20_Emphasis"><text:span text:style-name="T7">Type - <text:s/></text:span></text:span><text:span text:style-name="Strong_20_Emphasis"><text:span text:style-name="T5">Studio Apartment</text:span></text:span></text:p>
      <text:p text:style-name="P10"><text:span text:style-name="Strong_20_Emphasis">&lt;button class="MultiSelectItem__StyledItem-tjclco-0 ekyDCi"&gt;Studio Apartment&lt;/button&gt;</text:span></text:p>
      <text:p text:style-name="P10"><text:span text:style-name="Strong_20_Emphasis"/></text:p>
      <text:p text:style-name="P10"><text:span text:style-name="Strong_20_Emphasis"><text:span text:style-name="T7">Beths Max</text:span></text:span></text:p>
      <text:p text:style-name="P10"><text:span text:style-name="Strong_20_Emphasis">&lt;select name="numBathsTo" class="DropDownRange__StyledDropDownRangeSelect-sc-8sv74y-2 coqTYl" id="numBathsModalTo" data-testid="numBathsTo" aria-label="numBathsTo"&gt;&lt;option value=""&gt;Max&lt;/option&gt;&lt;option value="1"&gt;1&lt;/option&gt;&lt;option value="2"&gt;2&lt;/option&gt;&lt;option value="3"&gt;3&lt;/option&gt;&lt;option value="4"&gt;4&lt;/option&gt;&lt;option value="5"&gt;5&lt;/option&gt;&lt;/select&gt;</text:span></text:p>
      <text:p text:style-name="P10"><text:span text:style-name="Strong_20_Emphasis"/></text:p>
      <text:p text:style-name="P10"><text:span text:style-name="Strong_20_Emphasis"><text:span text:style-name="T5">Lease Length </text:span></text:span><text:span text:style-name="Strong_20_Emphasis"><text:span text:style-name="T7">Max</text:span></text:span></text:p>
      <text:p text:style-name="P10"><text:span text:style-name="Strong_20_Emphasis">&lt;select name="leaseLengthTo" class="DropDownRange__StyledDropDownRangeSelect-sc-8sv74y-2 coqTYl" id="leaseLengthModalTo" data-testid="leaseLengthTo" aria-label="leaseLengthTo"&gt;&lt;option value=""&gt;Max&lt;/option&gt;&lt;option value="3"&gt;3 </text:span><text:soft-page-break/><text:span text:style-name="Strong_20_Emphasis">Months&lt;/option&gt;&lt;option value="6"&gt;6 Months&lt;/option&gt;&lt;option value="9"&gt;9 Months&lt;/option&gt;&lt;option value="12"&gt;1 Year&lt;/option&gt;&lt;option value="24"&gt;2 Years&lt;/option&gt;&lt;option value="36"&gt;3 Years&lt;/option&gt;&lt;/select&gt;</text:span></text:p>
      <text:p text:style-name="P10"><text:span text:style-name="Strong_20_Emphasis"/></text:p>
      <text:p text:style-name="P10"><text:span text:style-name="Strong_20_Emphasis">Furnishing</text:span></text:p>
      <text:p text:style-name="P10"><text:span text:style-name="Strong_20_Emphasis">&lt;select name="furnishing" class="DefaultSingleSelect__StyledSingleSelectFilter-sc-1kik6z9-0 heqaHn" id="furnishingModal" data-testid="furnishing" aria-label="furnishing"&gt;&lt;option value=""&gt;Any Furnishing&lt;/option&gt;&lt;option value="furnished"&gt;Furnished&lt;/option&gt;&lt;option value="unfurnished"&gt;Unfurnished&lt;/option&gt;&lt;/select&gt;</text:span></text:p>
      <text:p text:style-name="P10"><text:span text:style-name="Strong_20_Emphasis"/></text:p>
      <text:p text:style-name="P10"><text:span text:style-name="Strong_20_Emphasis"><text:span text:style-name="T5">Facilities</text:span></text:span></text:p>
      <text:p text:style-name="P10"><text:span text:style-name="Strong_20_Emphasis">&lt;button class="MultiSelectItem__StyledItem-tjclco-0 igPYKX"&gt;Any Facilities&lt;/button&gt;</text:span></text:p>
      <text:p text:style-name="P10"><text:span text:style-name="Strong_20_Emphasis">&lt;button class="MultiSelectItem__StyledItem-tjclco-0 ekyDCi"&gt;Alarm&lt;/button&gt;</text:span></text:p>
      <text:p text:style-name="P10"><text:span text:style-name="Strong_20_Emphasis">&lt;button class="MultiSelectItem__StyledItem-tjclco-0 igPYKX"&gt;Cable&lt;/button&gt;</text:span></text:p>
      <text:p text:style-name="P10"><text:span text:style-name="Strong_20_Emphasis">&lt;button class="MultiSelectItem__StyledItem-tjclco-0 ekyDCi"&gt;Dishwasher&lt;/button&gt;</text:span></text:p>
      <text:p text:style-name="P10"><text:span text:style-name="Strong_20_Emphasis">&lt;button class="MultiSelectItem__StyledItem-tjclco-0 ekyDCi"&gt;Garden / Patio / Balcony&lt;/button&gt;</text:span></text:p>
      <text:p text:style-name="P10"><text:span text:style-name="Strong_20_Emphasis">&lt;button class="MultiSelectItem__StyledItem-tjclco-0 ekyDCi"&gt;Dishwasher&lt;/button&gt;</text:span></text:p>
      <text:p text:style-name="P10"><text:span text:style-name="Strong_20_Emphasis">&lt;button class="MultiSelectItem__StyledItem-tjclco-0 ekyDCi"&gt;Heating&lt;/button&gt;</text:span></text:p>
      <text:p text:style-name="P10"><text:span text:style-name="Strong_20_Emphasis">&lt;button class="MultiSelectItem__StyledItem-tjclco-0 ekyDCi"&gt;Internet&lt;/button&gt;</text:span></text:p>
      <text:p text:style-name="P10"><text:span text:style-name="Strong_20_Emphasis">&lt;button class="MultiSelectItem__StyledItem-tjclco-0 ekyDCi"&gt;Microwave&lt;/button&gt;</text:span></text:p>
      <text:p text:style-name="P10"><text:span text:style-name="Strong_20_Emphasis">&lt;button class="MultiSelectItem__StyledItem-tjclco-0 ekyDCi"&gt;Parking&lt;/button&gt;</text:span></text:p>
      <text:p text:style-name="P10"><text:span text:style-name="Strong_20_Emphasis">&lt;button class="MultiSelectItem__StyledItem-tjclco-0 ekyDCi"&gt;Pets Allowed&lt;/button&gt;</text:span></text:p>
      <text:p text:style-name="P10"><text:span text:style-name="Strong_20_Emphasis">&lt;button class="MultiSelectItem__StyledItem-tjclco-0 ekyDCi"&gt;Smoking&lt;/button&gt;</text:span></text:p>
      <text:p text:style-name="P10"><text:span text:style-name="Strong_20_Emphasis">&lt;button class="MultiSelectItem__StyledItem-tjclco-0 ekyDCi"&gt;Serviced Property&lt;/button&gt;</text:span></text:p>
      <text:p text:style-name="P10"><text:span text:style-name="Strong_20_Emphasis">&lt;button class="MultiSelectItem__StyledItem-tjclco-0 ekyDCi"&gt;Tumble Dryer&lt;/button&gt;</text:span></text:p>
      <text:p text:style-name="P10"><text:span text:style-name="Strong_20_Emphasis">&lt;button class="MultiSelectItem__StyledItem-tjclco-0 ekyDCi"&gt;Washing Machine&lt;/button&gt;</text:span></text:p>
      <text:p text:style-name="P10"><text:span text:style-name="Strong_20_Emphasis">&lt;button class="MultiSelectItem__StyledItem-tjclco-0 ekyDCi"&gt;Wheelchair Access&lt;/button&gt;</text:span></text:p>
      <text:p text:style-name="P10"><text:span text:style-name="Strong_20_Emphasis"/></text:p>
      <text:p text:style-name="P10"><text:span text:style-name="Strong_20_Emphasis"><text:span text:style-name="T5">Media Type</text:span></text:span></text:p>
      <text:p text:style-name="P10">&lt;button class="MultiSelectItem__StyledItem-tjclco-0 igPYKX"&gt;Any Media&lt;/button&gt;</text:p>
      <text:p text:style-name="P10">&lt;button class="MultiSelectItem__StyledItem-tjclco-0 ekyDCi"&gt;Ads with video&lt;/button&gt;</text:p>
      <text:p text:style-name="P10">&lt;button class="MultiSelectItem__StyledItem-tjclco-0 ekyDCi"&gt;Ads with virtual tours&lt;/button&gt;</text:p>
      <text:p text:style-name="P10"/>
      <text:p text:style-name="P11">Keyword / Address Search</text:p>
      <text:p text:style-name="P12">&lt;input data-testid="terms-input-text" id="keywordtermsModal" placeholder="e.g. garage or &amp;quot;period property&amp;quot;" type="search" autocomplete="new-password" aria-label="terms" name="terms" class="TermsFilter__StyledInput-sc-12tisn1-5 dwkqzS" value=""&gt;</text:p>
      <text:p text:style-name="P12"/>
      <text:p text:style-name="P13">Busca</text:p>
      <text:p text:style-name="P13">Dublin 1 ate 24 (sem o 21 e 23)</text:p>
      <text:p text:style-name="P12">&lt;div class="CountyAreaFilter__AutosizeInputStyled-gf5jf1-3 hkCuxT" style="display: inline-block;"&gt;&lt;input data-hj-whitelist="true" aria-autocomplete="list" aria-labelledby="location-label" autocomplete="off" id="location-input" placeholder="" data-testid="county-area-filter" style="box-sizing: content-box; width: 2px;" value=""&gt;&lt;div style="position: absolute; top: 0px; left: 0px; visibility: hidden; height: 0px; overflow: scroll; white-space: pre; font-size: 14px; font-family: &amp;quot;Open Sans&amp;quot;, sans-serif; font-weight: 400; font-style: normal; letter-spacing: normal; text-transform: none;"&gt;&lt;/div&gt;&lt;/div&gt;</text:p>
      <text:p text:style-name="P12"/>
      <text:p text:style-name="P12">https://www.daft.ie/property-for-rent/dublin-city</text:p>
      <text:p text:style-name="P12"/>
      <text:p text:style-name="P12"><text:soft-page-break/></text:p>
      <text:p text:style-name="P14">utilizacao de modelo uml porque usar</text:p>
      <text:list xml:id="list3559685429" text:style-name="L2">
        <text:list-item>
          <text:p text:style-name="P6">Fornecer a arquitetos de sistemas, engenheiros de software e desenvolvedores de software ferramentas de análise, design e implementação para sistemas baseados em software, bem como para a modelagem de processos de negócios e similares. </text:p>
        </text:list-item>
        <text:list-item>
          <text:p text:style-name="P7">Desenvolver as condições gerais da indústria ao permitir a interoperabilidade de ferramentas de modelagem visual de objetos. No entanto, para permitir a troca significativa de informações de modelos entre as ferramentas, é necessário um acordo sobre semântica e notação. 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><text:bookmark text:name="page30R_mcid4"/><text:span text:style-name="T8">Further Vocabulary That Can be Used</text:span><text:line-break/><text:span text:style-name="T8">1. Verbs:</text:span> <text:span text:style-name="T8">show, demonstrate, illustrate, prove, argue, examine, explore, look into, consider, deal</text:span><text:line-break/><text:span text:style-name="T8">with, address, involve, relate to, refer to, draw on, explain, investigate, highlight, outline, provide</text:span><text:line-break/><text:span text:style-name="T8">an overview of, define, distinguish between, indicate, support, reveal, suggest, conclude,</text:span><text:line-break/><text:span text:style-name="T8">recommend</text:span><text:bookmark text:name="page30R_mcid5"/></text:p>
      <text:p text:style-name="P16"><text:bookmark text:name="page32R_mcid0"/><text:span text:style-name="T8">2. Nouns:</text:span> <text:span text:style-name="T8">intention, purpose, aim, objective, thesis, argument, issue, assumptions, methods,</text:span><text:line-break/><text:span text:style-name="T8">premises, results, conclusions, outcome, recommendations</text:span><text:line-break/><text:span text:style-name="T8">3. Connecting words:</text:span> <text:span text:style-name="T8">however, first, second, then, finally, thus, for example, furthermore,</text:span><text:line-break/><text:span text:style-name="T8">in addition, in conclusion, by contrast, nonetheless, consequently</text:span><text:bookmark text:name="page32R_mcid1"/><text:bookmark text:name="page32R_mcid2"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7T10:41:54.662267904</meta:creation-date>
    <dc:date>2022-11-15T20:28:11.403868612</dc:date>
    <meta:editing-duration>PT5H25M27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6" meta:paragraph-count="95" meta:word-count="936" meta:character-count="13413" meta:non-whitespace-character-count="12562"/>
  </office:meta>
</office:document-meta>
</file>